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 Neue" svg:font-family="'Helvetica Neue'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officeooo:rsid="00015a81" officeooo:paragraph-rsid="00015a81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officeooo:rsid="00025e52" officeooo:paragraph-rsid="00025e52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officeooo:rsid="00025e52" officeooo:paragraph-rsid="00025e52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officeooo:rsid="00025e52" officeooo:paragraph-rsid="0006db29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Arial" fo:font-size="18pt" officeooo:rsid="00025e52" officeooo:paragraph-rsid="0007c9ec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025e52" officeooo:paragraph-rsid="00025e52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025e52" officeooo:paragraph-rsid="0006db2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06db29" officeooo:paragraph-rsid="0006db2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0cafd2" officeooo:paragraph-rsid="001015fa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06db29" officeooo:paragraph-rsid="0006db29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officeooo:rsid="00025e52" officeooo:paragraph-rsid="0006db2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officeooo:paragraph-rsid="00025e52"/>
    </style:style>
    <style:style style:name="P13" style:family="paragraph" style:parent-style-name="Standard">
      <style:paragraph-properties fo:text-align="start" style:justify-single-word="false"/>
      <style:text-properties fo:font-size="12pt" officeooo:paragraph-rsid="0007c9ec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0cafd2" officeooo:paragraph-rsid="0007c9ec" style:font-size-asian="12pt" style:font-size-complex="12pt"/>
    </style:style>
    <style:style style:name="T1" style:family="text">
      <style:text-properties officeooo:rsid="00025e52"/>
    </style:style>
    <style:style style:name="T2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3" style:family="text">
      <style:text-properties style:font-name="Arial" fo:font-size="14pt" officeooo:rsid="00025e52" style:font-size-asian="14pt" style:font-size-complex="14pt"/>
    </style:style>
    <style:style style:name="T4" style:family="text">
      <style:text-properties style:font-name="Arial" officeooo:rsid="0006db29"/>
    </style:style>
    <style:style style:name="T5" style:family="text">
      <style:text-properties style:font-name="Arial" officeooo:rsid="0007c9ec"/>
    </style:style>
    <style:style style:name="T6" style:family="text">
      <style:text-properties style:font-name="Arial" officeooo:rsid="000cafd2"/>
    </style:style>
    <style:style style:name="T7" style:family="text">
      <style:text-properties style:font-name="Arial" officeooo:rsid="000e3b17"/>
    </style:style>
    <style:style style:name="T8" style:family="text">
      <style:text-properties officeooo:rsid="0006db29"/>
    </style:style>
    <style:style style:name="T9" style:family="text">
      <style:text-properties fo:color="#c9211e"/>
    </style:style>
    <style:style style:name="T10" style:family="text">
      <style:text-properties fo:color="#c9211e" style:font-name="Arial" officeooo:rsid="0007c9ec"/>
    </style:style>
    <style:style style:name="T11" style:family="text">
      <style:text-properties fo:color="#c9211e" officeooo:rsid="0007c9ec"/>
    </style:style>
    <style:style style:name="T12" style:family="text">
      <style:text-properties officeooo:rsid="001015fa"/>
    </style:style>
    <style:style style:name="T13" style:family="text">
      <style:text-properties officeooo:rsid="0007c9ec"/>
    </style:style>
    <style:style style:name="T14" style:family="text">
      <style:text-properties officeooo:rsid="0012d5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7">Nome: Eduardo Longo Lúcio<text:tab/></text:p>
      <text:p text:style-name="P7"/>
      <text:p text:style-name="P8">Controle de Estoque</text:p>
      <text:p text:style-name="P6"/>
      <text:p text:style-name="P1">Manual de Instalação</text:p>
      <text:p text:style-name="P2"/>
      <text:p text:style-name="P10">Utilizar MySQL Workbench <text:s/>para a implementação do banco </text:p>
      <text:p text:style-name="P10"/>
      <text:p text:style-name="P10">Ordem:</text:p>
      <text:p text:style-name="P10"/>
      <text:p text:style-name="P11"><text:span text:style-name="T8">1° <text:s/></text:span>create database estoque;</text:p>
      <text:p text:style-name="P11"><text:line-break/><text:span text:style-name="T8">2° <text:s/></text:span>create table usuario(</text:p>
      <text:p text:style-name="P11"><text:line-break/><text:span text:style-name="T8">3° <text:s/></text:span>create table TipoProduto (</text:p>
      <text:p text:style-name="P11"><text:line-break/><text:span text:style-name="T8">4° <text:s/></text:span>create table Produto (</text:p>
      <text:p text:style-name="P11"><text:line-break/><text:span text:style-name="T8">5° <text:s/></text:span>create table cliente (</text:p>
      <text:p text:style-name="P11"><text:line-break/><text:span text:style-name="T8">6° <text:s/></text:span>create table fornecedor (</text:p>
      <text:p text:style-name="P11"><text:line-break/><text:span text:style-name="T8">7° <text:s/></text:span>create table Venda (<text:line-break/></text:p>
      <text:p text:style-name="P3">--------------------------------------------------------------------------------</text:p>
      <text:p text:style-name="P3">Linux:</text:p>
      <text:p text:style-name="P3"/>
      <text:p text:style-name="P12"><text:span text:style-name="T3">Requisitos: </text:span><text:span text:style-name="T2">Java Development Kit</text:span> <text:s/><text:span text:style-name="T1">(</text:span><text:span text:style-name="T2">JDK</text:span> <text:span text:style-name="T1">), </text:span><text:span text:style-name="T2">um conjunto de ferramentas de desenvolvimento, que dentre elas, disponibiliza o empacotador jar.</text:span></text:p>
      <text:p text:style-name="P12"><text:span text:style-name="T2">Buscando pelo pacote de desenvolvimente(development), se mesmo assim não conseguir, sugiro</text:span><text:line-break/><text:span text:style-name="T2">que busque pelo JDK para Linux no site da Oracle.</text:span> </text:p>
      <text:p text:style-name="P12"/>
      <text:p text:style-name="P12">------</text:p>
      <text:p text:style-name="P12"/>
      <text:p text:style-name="P12"><text:span text:style-name="T2">java -jar arquivo.jar</text:span><text:line-break/></text:p>
      <text:p text:style-name="P5">--------------------------------------------------------------------------------</text:p>
      <text:p text:style-name="P4">W<text:span text:style-name="T8">indows:</text:span></text:p>
      <text:p text:style-name="P4"/>
      <text:p text:style-name="P9"><text:span text:style-name="T14">A</text:span>s pastas do .jar → <text:s text:c="2"/>“<text:span text:style-name="T11">classes</text:span><text:span text:style-name="T13">” <text:s/>→</text:span> <text:span text:style-name="T13">“</text:span><text:span text:style-name="T11">artifacts</text:span><text:span text:style-name="T13">” </text:span>est<text:span text:style-name="T12">ão</text:span> dento da pasta <text:span text:style-name="T13"><text:s/>“Controle-De-Estoque” </text:span>(<text:span text:style-name="T9">pasta do projeto</text:span>).</text:p>
      <text:p text:style-name="P7"/>
      <text:p text:style-name="P13"><text:span text:style-name="T4">Basicamente </text:span><text:span text:style-name="T5">depois de implementar o banco de dados </text:span><text:span text:style-name="T4">b</text:span><text:span text:style-name="T5">asta acessar as pastas <text:s/>“</text:span><text:span text:style-name="T10">classes</text:span><text:span text:style-name="T5">” →</text:span><text:span text:style-name="T6"> </text:span><text:span text:style-name="T5">“</text:span><text:span text:style-name="T10">artifacts</text:span><text:span text:style-name="T5">” <text:s/>→</text:span><text:span text:style-name="T6"> “ControleEstoque_jar2 ” e depois acessar o arquivo especificado como </text:span><text:span text:style-name="T7">“ControleEstoque_jar”</text:span><text:span text:style-name="T5">.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 Neue" svg:font-family="'Helvetica Neue'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2T13:42:43.524000000</meta:creation-date>
    <dc:date>2019-12-12T21:23:13.669000000</dc:date>
    <meta:editing-duration>PT4H32M44S</meta:editing-duration>
    <meta:editing-cycles>10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22" meta:word-count="142" meta:character-count="1107" meta:non-whitespace-character-count="961"/>
  </office:meta>
</office:document-meta>
</file>